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3.35mm"/>
    </style:style>
    <style:style style:name="co61" style:family="table-column">
      <style:table-column-properties fo:break-before="auto" style:column-width="3.18mm"/>
    </style:style>
    <style:style style:name="co62" style:family="table-column">
      <style:table-column-properties fo:break-before="auto" style:column-width="28.13mm"/>
    </style:style>
    <style:style style:name="co63" style:family="table-column">
      <style:table-column-properties fo:break-before="auto" style:column-width="15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5" style:family="table-cell" style:parent-style-name="Default">
      <style:text-properties fo:font-size="10pt" style:font-size-asian="10pt" style:font-size-complex="10pt"/>
    </style:style>
    <style:style style:name="ce437" style:family="table-cell" style:parent-style-name="Default" style:data-style-name="N118">
      <style:text-properties fo:font-weight="normal" style:font-weight-asian="normal" style:font-weight-complex="normal"/>
    </style:style>
    <style:style style:name="ce40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4">
      <style:text-properties fo:font-weight="normal" style:font-weight-asian="normal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18" style:family="table-cell" style:parent-style-name="Default" style:data-style-name="N123"/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2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4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office:value-type="float" office:value="99" calcext:value-type="float">
            <text:p>99,0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2/3" office:value-type="float" office:value="90533.3333333333" calcext:value-type="float">
            <text:p>90.533,33</text:p>
          </table:table-cell>
          <table:table-cell table:style-name="ce34"/>
          <table:table-cell/>
          <table:table-cell table:style-name="ce30" table:formula="of:=[.D11]*[.A12]" office:value-type="float" office:value="49069.0666666667" calcext:value-type="float">
            <text:p>49.069,07</text:p>
          </table:table-cell>
          <table:table-cell table:style-name="ce30" table:formula="of:=[.E11]*[.A12]" office:value-type="float" office:value="11316.6666666667" calcext:value-type="float">
            <text:p>11.316,67</text:p>
          </table:table-cell>
          <table:table-cell table:style-name="ce73" table:formula="of:=[.F11]*[.A12]" office:value-type="float" office:value="30147.6" calcext:value-type="float">
            <text:p>30.147,6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table:formula="of:=13/40" office:value-type="percentage" office:value="0.325" calcext:value-type="percentage">
            <text:p>%32,50</text:p>
          </table:table-cell>
          <table:table-cell table:style-name="ce29" table:formula="of:=3/40" office:value-type="percentage" office:value="0.075" calcext:value-type="percentage">
            <text:p>%7,50</text:p>
          </table:table-cell>
          <table:table-cell table:style-name="ce29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1/3" office:value-type="float" office:value="45266.6666666667" calcext:value-type="float">
            <text:p>45.266,67</text:p>
          </table:table-cell>
          <table:table-cell table:style-name="ce34"/>
          <table:table-cell/>
          <table:table-cell table:style-name="ce30" table:formula="of:=[.D13]*[.A14]" office:value-type="float" office:value="14711.6666666667" calcext:value-type="float">
            <text:p>14.711,67</text:p>
          </table:table-cell>
          <table:table-cell table:style-name="ce30" table:formula="of:=[.E13]*[.A14]" office:value-type="float" office:value="3395" calcext:value-type="float">
            <text:p>3.395,00</text:p>
          </table:table-cell>
          <table:table-cell table:style-name="ce73" table:formula="of:=[.F13]*[.A14]" office:value-type="float" office:value="27160" calcext:value-type="float">
            <text:p>27.1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42771428921427" calcext:value-type="percentage">
            <text:p>%9,43</text:p>
          </table:table-cell>
          <table:table-cell table:style-name="ce45" table:formula="of:=[.C23]/[.$A$23]" office:value-type="percentage" office:value="0.216620750181725" calcext:value-type="percentage">
            <text:p>%21,66</text:p>
          </table:table-cell>
          <table:table-cell table:style-name="ce45" table:formula="of:=[.D23]/[.$A$23]" office:value-type="percentage" office:value="0.403759801935891" calcext:value-type="percentage">
            <text:p>%40,38</text:p>
          </table:table-cell>
          <table:table-cell table:style-name="ce45" table:formula="of:=[.E23]/[.$A$23]" office:value-type="percentage" office:value="0.1327412394122" calcext:value-type="percentage">
            <text:p>%13,27</text:p>
          </table:table-cell>
          <table:table-cell table:style-name="ce80" table:formula="of:=[.F23]/[.$A$23]" office:value-type="percentage" office:value="0.152601065578042" calcext:value-type="percentage">
            <text:p>%15,2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1635.3" calcext:value-type="float">
            <text:p>481.635,3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94464.973333333" calcext:value-type="float">
            <text:p>194.464,97</text:p>
          </table:table-cell>
          <table:table-cell table:style-name="ce46" table:formula="of:=[.E20]+[.E18]+[.E14]+[.E10]+[.E12]+[.E8]+[.E6]" office:value-type="float" office:value="63932.8666666667" calcext:value-type="float">
            <text:p>63.932,87</text:p>
          </table:table-cell>
          <table:table-cell table:style-name="ce81" table:formula="of:=[.F20]+[.F18]+[.F14]+[.F10]+[.F12]+[.F8]+[.F6]" office:value-type="float" office:value="73498.06" calcext:value-type="float">
            <text:p>73.498,0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94464.973333333" calcext:value-type="float">
            <text:p>+194.464,97</text:p>
          </table:table-cell>
          <table:table-cell table:style-name="ce59"/>
          <table:table-cell table:style-name="ce54" table:formula="of:=[.C35]-[.D35]" office:value-type="float" office:value="194464.973333333" calcext:value-type="float">
            <text:p>194.464,97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8839.973333333" calcext:value-type="float">
            <text:p>198.839,97</text:p>
          </table:table-cell>
          <table:table-cell table:style-name="ce87" table:formula="of:=[.E36]" office:value-type="float" office:value="198839.973333333" calcext:value-type="float">
            <text:p>198.839,97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3932.8666666667" calcext:value-type="float">
            <text:p>+63.932,87</text:p>
          </table:table-cell>
          <table:table-cell table:style-name="ce59"/>
          <table:table-cell table:style-name="ce54" table:formula="of:=[.C37]-[.D37]" office:value-type="float" office:value="63932.8666666667" calcext:value-type="float">
            <text:p>63.932,87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8307.8666666667" calcext:value-type="float">
            <text:p>68.307,87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5307.8666666667" calcext:value-type="float">
            <text:p>65.307,87</text:p>
          </table:table-cell>
          <table:table-cell table:style-name="ce89" table:formula="of:=[.E39]" office:value-type="float" office:value="65307.8666666667" calcext:value-type="float">
            <text:p>65.307,87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73498.06" calcext:value-type="float">
            <text:p>+73.498,06</text:p>
          </table:table-cell>
          <table:table-cell table:style-name="ce62"/>
          <table:table-cell table:style-name="ce62" table:formula="of:=[.C40]-[.D40]" office:value-type="float" office:value="73498.06" calcext:value-type="float">
            <text:p>73.498,06</text:p>
          </table:table-cell>
          <table:table-cell table:style-name="ce90" table:formula="of:=[.E40]" office:value-type="float" office:value="73498.06" calcext:value-type="float">
            <text:p>73.498,0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499135.3" calcext:value-type="float">
            <text:p>+499.135,3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1465.4" calcext:value-type="float">
            <text:p>471.465,40</text:p>
          </table:table-cell>
          <table:table-cell table:style-name="ce92" table:formula="of:=SUM([.F26:.F40])" office:value-type="float" office:value="471465.4" calcext:value-type="float">
            <text:p>471.465,4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6" table:formula="of:=[.C45]" office:value-type="float" office:value="471465.4" calcext:value-type="float">
            <text:p>471.465,4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1320.34" calcext:value-type="float">
            <text:p>251.320,3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320.34" calcext:value-type="float">
            <text:p>251.320,34</text:p>
          </table:table-cell>
          <table:table-cell table:style-name="ce40" table:formula="of:=[.E46]+[.C47]-[.D47]" office:value-type="float" office:value="0" calcext:value-type="float">
            <text:p>0,00</text:p>
          </table:table-cell>
          <table:table-cell table:style-name="ce89" table:formula="of:=[.E4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4]" office:value-type="float" office:value="-90366.5033333333" calcext:value-type="float">
            <text:p>-90.366,50</text:p>
          </table:table-cell>
          <table:table-cell table:style-name="ce40" table:formula="of:=[.F49]+[.D50]+[.C50]" office:value-type="float" office:value="-90366.5033333333" calcext:value-type="float">
            <text:p>-90.366,50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18478.803333333" calcext:value-type="float">
            <text:p>-118.478,80</text:p>
          </table:table-cell>
          <table:table-cell table:style-name="ce89" table:formula="of:=[.E51]" office:value-type="float" office:value="-118478.803333333" calcext:value-type="float">
            <text:p>-118.478,80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3"/>
          <table:table-cell table:style-name="Default" table:number-columns-repeated="3"/>
        </table:table-row>
        <table:table-row table:style-name="ro3" table:number-rows-repeated="2">
          <table:table-cell/>
          <table:table-cell table:style-name="ce484"/>
          <table:table-cell table:number-columns-repeated="2"/>
          <table:table-cell table:style-name="ce487"/>
          <table:table-cell table:style-name="ce488"/>
          <table:table-cell table:style-name="ce270"/>
          <table:table-cell table:style-name="ce488"/>
        </table:table-row>
        <table:table-row table:style-name="ro3">
          <table:table-cell/>
          <table:table-cell table:style-name="ce484"/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7:.F50])" office:value-type="float" office:value="24250" calcext:value-type="float">
            <text:p>24.250,00</text:p>
          </table:table-cell>
          <table:table-cell table:style-name="ce270" table:formula="of:=SUM([.G7:.G50])" office:value-type="float" office:value="18900" calcext:value-type="float">
            <text:p>18.900,00</text:p>
          </table:table-cell>
          <table:table-cell table:style-name="ce488" table:formula="of:=[.F4]-[.G4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38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table:number-columns-repeated="4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5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>
          <table:table-cell table:style-name="ce469"/>
          <table:table-cell table:style-name="ce338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3"/>
          <table:table-cell table:number-columns-repeated="3"/>
        </table:table-row>
        <table:table-row table:style-name="ro4">
          <table:table-cell table:style-name="ce469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8839.973333333" calcext:value-type="float">
            <text:p>198.839,97</text:p>
          </table:table-cell>
          <table:table-cell table:number-columns-repeated="2"/>
          <table:table-cell table:style-name="ce540" table:formula="of:=[.F956]-[.C957]+[.D957]" office:value-type="float" office:value="-84402.1133333333" calcext:value-type="float">
            <text:p>-84.402,11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57]-[.C958]+[.D958]" office:value-type="float" office:value="-84402.1133333333" calcext:value-type="float">
            <text:p>-84.402,11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540" table:formula="of:=[.F958]-[.C959]+[.D959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540" table:formula="of:=[.F959]-[.C960]+[.D960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0]-[.C961]+[.D961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1]-[.C962]+[.D962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 2019 sonu</text:p>
          </table:table-cell>
          <table:table-cell table:style-name="ce515" table:number-columns-repeated="3"/>
          <table:table-cell table:style-name="ce540" table:formula="of:=[.F962]-[.C963]+[.D963]" office:value-type="float" office:value="-70366.5033333333" calcext:value-type="float">
            <text:p>-70.366,50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63]-[.C964]+[.D964]" office:value-type="float" office:value="-90366.5033333333" calcext:value-type="float">
            <text:p>-90.366,50</text:p>
          </table:table-cell>
          <table:table-cell table:number-columns-repeated="977"/>
        </table:table-row>
        <table:table-row table:style-name="ro1" table:number-rows-repeated="1047611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320.34" calcext:value-type="float">
            <text:p>-251.320,3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 (parası ile Ali Paşa 1/3 hisse ortak alındı)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 (parasını hacı aldı)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127502" calcext:value-type="float">
            <text:p>127.502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</text:p>
          </table:table-cell>
          <table:table-cell table:style-name="ce563" table:formula="of:=[.F17]" office:value-type="float" office:value="87502" calcext:value-type="float">
            <text:p>87.502,00</text:p>
          </table:table-cell>
          <table:table-cell table:style-name="ce563" table:formula="of:=[.C28]" office:value-type="float" office:value="87502" calcext:value-type="float">
            <text:p>87.502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63407.2463768116" calcext:value-type="float">
            <text:p>63.407,25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52502" calcext:value-type="float">
            <text:p>152.502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'file:///home/murat/depolnx/hes2018/Account/2019/2019%20D%C4%9E%C5%9E.ods'#$DĞŞ.E19]*-1" office:value-type="float" office:value="127763.67" calcext:value-type="float">
            <text:p>127.763,67</text:p>
          </table:table-cell>
          <table:table-cell table:style-name="ce563" table:formula="of:=[.D29]+[.C30]" office:value-type="float" office:value="280265.67" calcext:value-type="float">
            <text:p>280.265,67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65265.67" calcext:value-type="float">
            <text:p>265.265,67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'file:///home/murat/depolnx/hes2018/Account/2019/2019%20D%C4%9E%C5%9E.ods'#$'AP GNL'.F92]*-1" office:value-type="float" office:value="-73544.4444444444" calcext:value-type="float">
            <text:p>-73.544,44</text:p>
          </table:table-cell>
          <table:table-cell table:style-name="ce563" table:formula="of:=[.D31]+[.C32]" office:value-type="float" office:value="191721.225555556" calcext:value-type="float">
            <text:p>191.721,23</text:p>
          </table:table-cell>
          <table:table-cell table:style-name="ce11"/>
          <table:table-cell table:style-name="ce566" table:formula="of:=['file:///home/murat/depolnx/hes2018/Account/2019/2019%20D%C4%9E%C5%9E.ods'#$'AP GNL'.H82]*-1" office:value-type="float" office:value="-24229.9250871177" calcext:value-type="float">
            <text:p>-24.229,93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23" table:formula="of:=35000*23.7/100" office:value-type="float" office:value="8295" calcext:value-type="float">
            <text:p>8.295,00</text:p>
          </table:table-cell>
          <table:table-cell table:style-name="ce563" table:formula="of:=[.D32]+[.C33]" office:value-type="float" office:value="200016.225555556" calcext:value-type="float">
            <text:p>200.016,23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115393.674788464" calcext:value-type="float">
            <text:p>115.393,67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60" table:default-cell-style-name="ce559"/>
        <table:table-column table:style-name="co61" table:default-cell-style-name="ce559"/>
        <table:table-column table:style-name="co59" table:default-cell-style-name="ce559"/>
        <table:table-column table:style-name="co62" table:default-cell-style-name="ce559"/>
        <table:table-column table:style-name="co63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'file:///home/murat/depolnx/hes2018/Account/2019/2019%20D%C4%9E%C5%9E.ods'#$FB_hc.F35]" office:value-type="float" office:value="115393.674788464" calcext:value-type="float">
            <text:p>+115.393,67</text:p>
          </table:table-cell>
          <table:table-cell table:style-name="ce594" table:formula="of:=[.D9]+[.C11]" office:value-type="float" office:value="340393.674788464" calcext:value-type="float">
            <text:p>340.393,67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256430388418809" calcext:value-type="percentage">
            <text:p>%25,64</text:p>
          </table:table-cell>
          <table:table-cell table:style-name="ce587" table:formula="of:=[.D11]/[.$E$4]" office:value-type="percentage" office:value="0.756430388418809" calcext:value-type="percentage">
            <text:p>%75,64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756430388418809" calcext:value-type="percentage">
            <text:p>%75,64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115393.674788464" calcext:value-type="float">
            <text:p>-115.393,67</text:p>
          </table:table-cell>
          <table:table-cell table:style-name="ce597" table:formula="of:=[.D19]+[.C21]" office:value-type="float" office:value="109606.325211536" calcext:value-type="float">
            <text:p>109.606,33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256430388418809" calcext:value-type="percentage">
            <text:p>-%25,64</text:p>
          </table:table-cell>
          <table:table-cell table:style-name="ce587" table:formula="of:=[.D21]/[.$E$4]" office:value-type="percentage" office:value="0.243569611581191" calcext:value-type="percentage">
            <text:p>%24,36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243569611581191" calcext:value-type="percentage">
            <text:p>%24,36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L" table:style-name="ta1">
        <table:table-column table:style-name="co15" table:number-columns-repeated="2" table:default-cell-style-name="Default"/>
        <table:table-column table:style-name="co15" table:default-cell-style-name="ce338"/>
        <table:table-column table:style-name="co15" table:number-columns-repeated="3" table:default-cell-style-name="ce423"/>
        <table:table-column table:style-name="co15" table:number-columns-repeated="2" table:default-cell-style-name="ce607"/>
        <table:table-column table:style-name="co15" table:default-cell-style-name="Default"/>
        <table:table-row table:style-name="ro2">
          <table:table-cell table:style-name="ce426" office:value-type="string" calcext:value-type="string">
            <text:p>2011-2019 Ali Paşa Arka Arsa Kişi-Yıllara Göre Kira Geliri</text:p>
          </table:table-cell>
          <table:table-cell table:style-name="ce426"/>
          <table:table-cell table:style-name="ce400" table:number-columns-repeated="4"/>
          <table:table-cell table:number-columns-repeated="3"/>
        </table:table-row>
        <table:table-row table:style-name="ro4">
          <table:table-cell/>
          <table:table-cell table:style-name="ce400" office:value-type="string" calcext:value-type="string">
            <text:p>Yıkama Toplam</text:p>
          </table:table-cell>
          <table:table-cell table:style-name="ce400" office:value-type="string" calcext:value-type="string">
            <text:p>Arsa 1/3</text:p>
          </table:table-cell>
          <table:table-cell table:style-name="ce400" office:value-type="string" calcext:value-type="string">
            <text:p>Atila</text:p>
          </table:table-cell>
          <table:table-cell table:style-name="ce400" office:value-type="string" calcext:value-type="string">
            <text:p>İsmail</text:p>
          </table:table-cell>
          <table:table-cell table:style-name="ce400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00" office:value-type="string" calcext:value-type="string">
            <text:p>Kira Geliri</text:p>
          </table:table-cell>
          <table:table-cell table:style-name="ce400" office:value-type="string" calcext:value-type="string">
            <text:p>Kira Payı</text:p>
          </table:table-cell>
          <table:table-cell table:number-columns-repeated="3" table:style-name="ce400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40/40</text:p>
          </table:table-cell>
          <table:table-cell table:style-name="ce408" office:value-type="string" calcext:value-type="string">
            <text:p>13/40</text:p>
          </table:table-cell>
          <table:table-cell table:style-name="ce408" office:value-type="string" calcext:value-type="string">
            <text:p>24/40</text:p>
          </table:table-cell>
          <table:table-cell table:style-name="ce40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37" table:formula="of:=13/40" office:value-type="float" office:value="0.325" calcext:value-type="float">
            <text:p>0,325</text:p>
          </table:table-cell>
          <table:table-cell table:style-name="ce437" table:formula="of:=24/40" office:value-type="float" office:value="0.6" calcext:value-type="float">
            <text:p>0,600</text:p>
          </table:table-cell>
          <table:table-cell table:style-name="ce437" table:formula="of:=3/40" office:value-type="float" office:value="0.075" calcext:value-type="float">
            <text:p>0,07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485" office:value-type="string" calcext:value-type="string">
            <text:p>Toplam</text:p>
          </table:table-cell>
          <table:table-cell table:style-name="ce401" table:formula="of:=SUM([.B6:.B15])" office:value-type="float" office:value="135800" calcext:value-type="float">
            <text:p>135.800,00</text:p>
          </table:table-cell>
          <table:table-cell table:style-name="ce401" table:formula="of:=SUM([.C6:.C15])" office:value-type="float" office:value="45266.6666666667" calcext:value-type="float">
            <text:p>45.266,67</text:p>
          </table:table-cell>
          <table:table-cell table:style-name="ce401" table:formula="of:=SUM([.D6:.D15])" office:value-type="float" office:value="14711.6666666667" calcext:value-type="float">
            <text:p>14.711,67</text:p>
          </table:table-cell>
          <table:table-cell table:style-name="ce401" table:formula="of:=SUM([.E6:.E15])" office:value-type="float" office:value="27160" calcext:value-type="float">
            <text:p>27.160,00</text:p>
          </table:table-cell>
          <table:table-cell table:style-name="ce401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401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485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426" office:value-type="string" calcext:value-type="string">
            <text:p>2011-2019 Ali Paşa Ön Arsa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/>
          <table:table-cell table:style-name="ce402" office:value-type="string" calcext:value-type="string">
            <text:p>Yıkama Toplam</text:p>
          </table:table-cell>
          <table:table-cell table:style-name="ce400" office:value-type="string" calcext:value-type="string">
            <text:p>Arsa 2/3</text:p>
          </table:table-cell>
          <table:table-cell table:style-name="ce400" office:value-type="string" calcext:value-type="string">
            <text:p>Atila</text:p>
          </table:table-cell>
          <table:table-cell table:style-name="ce400" office:value-type="string" calcext:value-type="string">
            <text:p>İsmail</text:p>
          </table:table-cell>
          <table:table-cell table:style-name="ce400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400" office:value-type="string" calcext:value-type="string">
            <text:p>Kira Geliri</text:p>
          </table:table-cell>
          <table:table-cell table:style-name="ce400" office:value-type="string" calcext:value-type="string">
            <text:p>Kira Payı</text:p>
          </table:table-cell>
          <table:table-cell table:number-columns-repeated="3" table:style-name="ce400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485" office:value-type="string" calcext:value-type="string">
            <text:p>Toplam</text:p>
          </table:table-cell>
          <table:table-cell table:style-name="ce401" table:formula="of:=SUM([.B23:.B32])" office:value-type="float" office:value="135800" calcext:value-type="float">
            <text:p>135.800,00</text:p>
          </table:table-cell>
          <table:table-cell table:style-name="ce401" table:formula="of:=SUM([.C23:.C32])" office:value-type="float" office:value="90533.3333333333" calcext:value-type="float">
            <text:p>90.533,33</text:p>
          </table:table-cell>
          <table:table-cell table:style-name="ce401" table:formula="of:=SUM([.D23:.D32])" office:value-type="float" office:value="49038.8888888889" calcext:value-type="float">
            <text:p>49.038,89</text:p>
          </table:table-cell>
          <table:table-cell table:style-name="ce401" table:formula="of:=SUM([.E23:.E32])" office:value-type="float" office:value="30177.7777777778" calcext:value-type="float">
            <text:p>30.177,78</text:p>
          </table:table-cell>
          <table:table-cell table:style-name="ce401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401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485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426" office:value-type="string" calcext:value-type="string">
            <text:p>2011-2019 Ali Paşa Ay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/>
          <table:table-cell table:style-name="ce400" office:value-type="string" calcext:value-type="string">
            <text:p>Aygaz</text:p>
          </table:table-cell>
          <table:table-cell table:style-name="ce405"/>
          <table:table-cell table:style-name="ce400" office:value-type="string" calcext:value-type="string">
            <text:p>Atila</text:p>
          </table:table-cell>
          <table:table-cell table:style-name="ce400" office:value-type="string" calcext:value-type="string">
            <text:p>İsmail</text:p>
          </table:table-cell>
          <table:table-cell table:style-name="ce400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400" office:value-type="string" calcext:value-type="string">
            <text:p>Kira Geliri</text:p>
          </table:table-cell>
          <table:table-cell table:number-columns-repeated="3" table:style-name="ce400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37" office:value-type="float" office:value="1" calcext:value-type="float">
            <text:p>1,000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338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338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338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338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338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338"/>
        </table:table-row>
        <table:table-row table:style-name="ro4">
          <table:table-cell table:style-name="ce485" office:value-type="string" calcext:value-type="string">
            <text:p>Toplam</text:p>
          </table:table-cell>
          <table:table-cell table:style-name="ce401"/>
          <table:table-cell table:style-name="ce401" table:formula="of:=SUM([.C40:.C45])" office:value-type="float" office:value="18900" calcext:value-type="float">
            <text:p>18.900,00</text:p>
          </table:table-cell>
          <table:table-cell table:style-name="ce401" table:formula="of:=SUM([.D40:.D45])" office:value-type="float" office:value="10237.5" calcext:value-type="float">
            <text:p>10.237,50</text:p>
          </table:table-cell>
          <table:table-cell table:style-name="ce401" table:formula="of:=SUM([.E40:.E45])" office:value-type="float" office:value="6300" calcext:value-type="float">
            <text:p>6.300,00</text:p>
          </table:table-cell>
          <table:table-cell table:style-name="ce401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401" table:formula="of:=SUM([.H40:.H45])" office:value-type="float" office:value="1953.89910207459" calcext:value-type="float">
            <text:p>1.953,90</text:p>
          </table:table-cell>
          <table:table-cell table:style-name="ce338"/>
        </table:table-row>
        <table:table-row table:style-name="ro4">
          <table:table-cell table:style-name="ce485"/>
          <table:table-cell table:style-name="ce401" table:number-columns-repeated="5"/>
          <table:table-cell table:style-name="Default"/>
          <table:table-cell table:style-name="ce401"/>
          <table:table-cell table:style-name="ce338"/>
        </table:table-row>
        <table:table-row table:style-name="ro2">
          <table:table-cell table:style-name="ce426" office:value-type="string" calcext:value-type="string">
            <text:p>2011-2019 Ali Paşa Milangaz Kişi-Yıllara Göre Kira Geliri</text:p>
          </table:table-cell>
          <table:table-cell table:style-name="ce401" table:number-columns-repeated="5"/>
          <table:table-cell table:style-name="Default"/>
          <table:table-cell table:style-name="ce401"/>
          <table:table-cell table:style-name="ce338"/>
        </table:table-row>
        <table:table-row table:style-name="ro4">
          <table:table-cell/>
          <table:table-cell table:style-name="ce400" office:value-type="string" calcext:value-type="string">
            <text:p>Milangaz</text:p>
          </table:table-cell>
          <table:table-cell table:style-name="Default"/>
          <table:table-cell table:style-name="ce400" office:value-type="string" calcext:value-type="string">
            <text:p>Atila</text:p>
          </table:table-cell>
          <table:table-cell table:style-name="ce400" office:value-type="string" calcext:value-type="string">
            <text:p>İsmail</text:p>
          </table:table-cell>
          <table:table-cell table:style-name="ce400" office:value-type="string" calcext:value-type="string">
            <text:p>Hacı</text:p>
          </table:table-cell>
          <table:table-cell table:style-name="Default" table:number-columns-repeated="2"/>
          <table:table-cell table:style-name="ce338"/>
        </table:table-row>
        <table:table-row table:style-name="ro4">
          <table:table-cell/>
          <table:table-cell table:number-columns-repeated="2" table:style-name="ce400" office:value-type="string" calcext:value-type="string">
            <text:p>Kira Geliri</text:p>
          </table:table-cell>
          <table:table-cell table:number-columns-repeated="3" table:style-name="ce400" office:value-type="string" calcext:value-type="string">
            <text:p>Hisse Geliri</text:p>
          </table:table-cell>
          <table:table-cell/>
          <table:table-cell table:style-name="Default"/>
          <table:table-cell table:style-name="ce338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style-name="Default" table:number-columns-repeated="2"/>
          <table:table-cell table:style-name="ce338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37" office:value-type="float" office:value="1" calcext:value-type="float">
            <text:p>1,000</text:p>
          </table:table-cell>
          <table:table-cell table:style-name="ce437" table:formula="of:=13/24" office:value-type="float" office:value="0.541666666666667" calcext:value-type="float">
            <text:p>0,542</text:p>
          </table:table-cell>
          <table:table-cell table:style-name="ce437" table:formula="of:=8/24" office:value-type="float" office:value="0.333333333333333" calcext:value-type="float">
            <text:p>0,333</text:p>
          </table:table-cell>
          <table:table-cell table:style-name="ce437" table:formula="of:=3/24" office:value-type="float" office:value="0.125" calcext:value-type="float">
            <text:p>0,12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 table:style-name="ce338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3]*[.$D$52]" office:value-type="float" office:value="2166.66666666667" calcext:value-type="float">
            <text:p>2.166,67</text:p>
          </table:table-cell>
          <table:table-cell table:formula="of:=[.C53]*[.$E$52]" office:value-type="float" office:value="1333.33333333333" calcext:value-type="float">
            <text:p>1.333,33</text:p>
          </table:table-cell>
          <table:table-cell table:formula="of:=[.C53]*[.$F$52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3]/[.G53]" office:value-type="float" office:value="497.512437810945" calcext:value-type="float">
            <text:p>497,51</text:p>
          </table:table-cell>
          <table:table-cell table:style-name="ce338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4]*[.$D$52]" office:value-type="float" office:value="3033.33333333333" calcext:value-type="float">
            <text:p>3.033,33</text:p>
          </table:table-cell>
          <table:table-cell table:formula="of:=[.C54]*[.$E$52]" office:value-type="float" office:value="1866.66666666667" calcext:value-type="float">
            <text:p>1.866,67</text:p>
          </table:table-cell>
          <table:table-cell table:formula="of:=[.C54]*[.$F$52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4]/[.G54]" office:value-type="float" office:value="632.768361581921" calcext:value-type="float">
            <text:p>632,77</text:p>
          </table:table-cell>
          <table:table-cell table:style-name="ce338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5]*[.$D$52]" office:value-type="float" office:value="2383.33333333333" calcext:value-type="float">
            <text:p>2.383,33</text:p>
          </table:table-cell>
          <table:table-cell table:formula="of:=[.C55]*[.$E$52]" office:value-type="float" office:value="1466.66666666667" calcext:value-type="float">
            <text:p>1.466,67</text:p>
          </table:table-cell>
          <table:table-cell table:formula="of:=[.C55]*[.$F$52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5]/[.G55]" office:value-type="float" office:value="413.145539906103" calcext:value-type="float">
            <text:p>413,15</text:p>
          </table:table-cell>
          <table:table-cell table:style-name="ce338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6]*[.$D$52]" office:value-type="float" office:value="3900" calcext:value-type="float">
            <text:p>3.900,00</text:p>
          </table:table-cell>
          <table:table-cell table:formula="of:=[.C56]*[.$E$52]" office:value-type="float" office:value="2400" calcext:value-type="float">
            <text:p>2.400,00</text:p>
          </table:table-cell>
          <table:table-cell table:formula="of:=[.C56]*[.$F$52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6]/[.G56]" office:value-type="float" office:value="521.739130434783" calcext:value-type="float">
            <text:p>521,74</text:p>
          </table:table-cell>
          <table:table-cell table:style-name="ce338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7]*[.$D$52]" office:value-type="float" office:value="4615" calcext:value-type="float">
            <text:p>4.615,00</text:p>
          </table:table-cell>
          <table:table-cell table:formula="of:=[.C57]*[.$E$52]" office:value-type="float" office:value="2840" calcext:value-type="float">
            <text:p>2.840,00</text:p>
          </table:table-cell>
          <table:table-cell table:formula="of:=[.C57]*[.$F$52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7]/[.G57]" office:value-type="float" office:value="487.972508591065" calcext:value-type="float">
            <text:p>487,97</text:p>
          </table:table-cell>
          <table:table-cell table:style-name="ce338"/>
        </table:table-row>
        <table:table-row table:style-name="ro4">
          <table:table-cell/>
          <table:table-cell table:style-name="ce284" office:value-type="string" calcext:value-type="string">
            <text:p>Toplam</text:p>
          </table:table-cell>
          <table:table-cell table:style-name="ce401" table:formula="of:=SUM([.C53:.C57])" office:value-type="float" office:value="29720" calcext:value-type="float">
            <text:p>29.720,00</text:p>
          </table:table-cell>
          <table:table-cell table:style-name="ce401" table:formula="of:=SUM([.D53:.D57])" office:value-type="float" office:value="16098.3333333333" calcext:value-type="float">
            <text:p>16.098,33</text:p>
          </table:table-cell>
          <table:table-cell table:style-name="ce401" table:formula="of:=SUM([.E53:.E57])" office:value-type="float" office:value="9906.66666666667" calcext:value-type="float">
            <text:p>9.906,67</text:p>
          </table:table-cell>
          <table:table-cell table:style-name="ce401" table:formula="of:=SUM([.F53:.F57])" office:value-type="float" office:value="3715" calcext:value-type="float">
            <text:p>3.715,00</text:p>
          </table:table-cell>
          <table:table-cell table:style-name="Default"/>
          <table:table-cell table:style-name="ce401" table:formula="of:=SUM([.H53:.H57])" office:value-type="float" office:value="2553.13797832482" calcext:value-type="float">
            <text:p>2.553,14</text:p>
          </table:table-cell>
          <table:table-cell table:style-name="ce338"/>
        </table:table-row>
        <table:table-row table:style-name="ro4">
          <table:table-cell/>
          <table:table-cell table:style-name="ce284" office:value-type="string" calcext:value-type="string">
            <text:p>Genel Toplam</text:p>
          </table:table-cell>
          <table:table-cell table:style-name="ce479" table:formula="of:=[.C58]+[.C46]+[.C33]+[.C16]" office:value-type="float" office:value="184420" calcext:value-type="float">
            <text:p>184.420,00</text:p>
          </table:table-cell>
          <table:table-cell table:style-name="ce479" table:formula="of:=[.D58]+[.D46]+[.D33]+[.D16]" office:value-type="float" office:value="90086.3888888889" calcext:value-type="float">
            <text:p>90.086,39</text:p>
          </table:table-cell>
          <table:table-cell table:style-name="ce479" table:formula="of:=[.E58]+[.E46]+[.E33]+[.E16]" office:value-type="float" office:value="73544.4444444444" calcext:value-type="float">
            <text:p>73.544,44</text:p>
          </table:table-cell>
          <table:table-cell table:style-name="ce479" table:formula="of:=[.F58]+[.F46]+[.F33]+[.F16]" office:value-type="float" office:value="20789.1666666667" calcext:value-type="float">
            <text:p>20.789,17</text:p>
          </table:table-cell>
          <table:table-cell table:style-name="ce610"/>
          <table:table-cell table:style-name="ce479" table:formula="of:=[.H58]+[.H46]+[.H33]+[.H16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284"/>
          <table:table-cell table:number-columns-repeated="4" table:style-name="ce407" office:value-type="string" calcext:value-type="string">
            <text:p>TL</text:p>
          </table:table-cell>
          <table:table-cell table:style-name="ce610"/>
          <table:table-cell table:style-name="ce610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2">
          <table:table-cell table:style-name="ce426" office:value-type="string" calcext:value-type="string">
            <text:p>2011-2019 Ali Paşa Kişi-Yıllara Göre Kira Geliri Toplamları</text:p>
          </table:table-cell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4" table:number-rows-repeated="2">
          <table:table-cell/>
          <table:table-cell table:style-name="ce284"/>
          <table:table-cell table:style-name="ce479" table:number-columns-repeated="4"/>
          <table:table-cell table:style-name="ce610"/>
          <table:table-cell table:style-name="ce479"/>
          <table:table-cell/>
        </table:table-row>
        <table:table-row table:style-name="ro1">
          <table:table-cell/>
          <table:table-cell table:style-name="ce455" office:value-type="string" calcext:value-type="string">
            <text:p>Ali Paşa</text:p>
          </table:table-cell>
          <table:table-cell table:style-name="ce400"/>
          <table:table-cell table:style-name="ce410" office:value-type="string" calcext:value-type="string">
            <text:p>Atila</text:p>
          </table:table-cell>
          <table:table-cell table:style-name="ce410" office:value-type="string" calcext:value-type="string">
            <text:p>İsmail</text:p>
          </table:table-cell>
          <table:table-cell table:style-name="ce410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ce426"/>
          <table:table-cell table:style-name="ce400" office:value-type="string" calcext:value-type="string">
            <text:p>Kira Geliri</text:p>
          </table:table-cell>
          <table:table-cell table:number-columns-repeated="3" table:style-name="ce400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4" office:value-type="string" calcext:value-type="string">
            <text:p>40/40</text:p>
          </table:table-cell>
          <table:table-cell table:style-name="ce408" office:value-type="string" calcext:value-type="string">
            <text:p>13/40</text:p>
          </table:table-cell>
          <table:table-cell table:style-name="ce408" office:value-type="string" calcext:value-type="string">
            <text:p>24/40</text:p>
          </table:table-cell>
          <table:table-cell table:style-name="ce40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37" table:formula="of:=13/40" office:value-type="float" office:value="0.325" calcext:value-type="float">
            <text:p>0,325</text:p>
          </table:table-cell>
          <table:table-cell table:style-name="ce437" table:formula="of:=24/40" office:value-type="float" office:value="0.6" calcext:value-type="float">
            <text:p>0,600</text:p>
          </table:table-cell>
          <table:table-cell table:style-name="ce437" table:formula="of:=3/40" office:value-type="float" office:value="0.075" calcext:value-type="float">
            <text:p>0,075</text:p>
          </table:table-cell>
          <table:table-cell table:style-name="ce610" office:value-type="string" calcext:value-type="string">
            <text:p>Usd/TL</text:p>
          </table:table-cell>
          <table:table-cell table:style-name="ce610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338" table:formula="of:=[.D6]+[.D23]+[.D40]" office:value-type="float" office:value="5001.38888888889" calcext:value-type="float">
            <text:p>5.001,39</text:p>
          </table:table-cell>
          <table:table-cell table:style-name="ce338" table:formula="of:=[.E6]+[.E23]+[.E40]" office:value-type="float" office:value="4344.44444444444" calcext:value-type="float">
            <text:p>4.344,44</text:p>
          </table:table-cell>
          <table:table-cell table:style-name="ce338" table:formula="of:=[.F6]+[.F23]+[.F40]" office:value-type="float" office:value="1154.16666666667" calcext:value-type="float">
            <text:p>1.154,17</text:p>
          </table:table-cell>
          <table:table-cell office:value-type="float" office:value="1.59" calcext:value-type="float">
            <text:p>1,59</text:p>
          </table:table-cell>
          <table:table-cell table:formula="of:=[.E72]/[.G72]" office:value-type="float" office:value="2732.35499650594" calcext:value-type="float">
            <text:p>2.732,35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338" table:formula="of:=[.D7]+[.D24]" office:value-type="float" office:value="4694.44444444444" calcext:value-type="float">
            <text:p>4.694,44</text:p>
          </table:table-cell>
          <table:table-cell table:style-name="ce338" table:formula="of:=[.E7]+[.E24]" office:value-type="float" office:value="4222.22222222222" calcext:value-type="float">
            <text:p>4.222,22</text:p>
          </table:table-cell>
          <table:table-cell table:style-name="ce338" table:formula="of:=[.F7]+[.F24]" office:value-type="float" office:value="1083.33333333333" calcext:value-type="float">
            <text:p>1.083,33</text:p>
          </table:table-cell>
          <table:table-cell office:value-type="float" office:value="1.87" calcext:value-type="float">
            <text:p>1,87</text:p>
          </table:table-cell>
          <table:table-cell table:formula="of:=[.E73]/[.G73]" office:value-type="float" office:value="2257.87284610814" calcext:value-type="float">
            <text:p>2.257,87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338" table:formula="of:=[.D8]+[.D25]" office:value-type="float" office:value="4225" calcext:value-type="float">
            <text:p>4.225,00</text:p>
          </table:table-cell>
          <table:table-cell table:style-name="ce338" table:formula="of:=[.E8]+[.E25]" office:value-type="float" office:value="3800" calcext:value-type="float">
            <text:p>3.800,00</text:p>
          </table:table-cell>
          <table:table-cell table:style-name="ce338" table:formula="of:=[.F8]+[.F25]" office:value-type="float" office:value="975" calcext:value-type="float">
            <text:p>975,00</text:p>
          </table:table-cell>
          <table:table-cell office:value-type="float" office:value="1.89" calcext:value-type="float">
            <text:p>1,89</text:p>
          </table:table-cell>
          <table:table-cell table:formula="of:=[.E74]/[.G74]" office:value-type="float" office:value="2010.58201058201" calcext:value-type="float">
            <text:p>2.010,5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338" table:formula="of:=[.D9]+[.D26]+[.D41]" office:value-type="float" office:value="6111.80555555556" calcext:value-type="float">
            <text:p>6.111,81</text:p>
          </table:table-cell>
          <table:table-cell table:style-name="ce338" table:formula="of:=[.E9]+[.E26]+[.E41]" office:value-type="float" office:value="5427.77777777778" calcext:value-type="float">
            <text:p>5.427,78</text:p>
          </table:table-cell>
          <table:table-cell table:style-name="ce338" table:formula="of:=[.F9]+[.F26]+[.F41]" office:value-type="float" office:value="1410.41666666667" calcext:value-type="float">
            <text:p>1.410,42</text:p>
          </table:table-cell>
          <table:table-cell office:value-type="float" office:value="2.1" calcext:value-type="float">
            <text:p>2,10</text:p>
          </table:table-cell>
          <table:table-cell table:formula="of:=[.E75]/[.G75]" office:value-type="float" office:value="2584.65608465608" calcext:value-type="float">
            <text:p>2.584,66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53]+[.C42]+[.C27]+[.C10]" office:value-type="float" office:value="21950" calcext:value-type="float">
            <text:p>21.950,00</text:p>
          </table:table-cell>
          <table:table-cell table:style-name="ce338" table:formula="of:=[.D53]+[.D42]+[.D27]+[.D10]" office:value-type="float" office:value="10896.5277777778" calcext:value-type="float">
            <text:p>10.896,53</text:p>
          </table:table-cell>
          <table:table-cell table:style-name="ce338" table:formula="of:=[.E53]+[.E42]+[.E27]+[.E10]" office:value-type="float" office:value="8538.88888888889" calcext:value-type="float">
            <text:p>8.538,89</text:p>
          </table:table-cell>
          <table:table-cell table:style-name="ce338" table:formula="of:=[.F53]+[.F42]+[.F27]+[.F10]" office:value-type="float" office:value="2514.58333333333" calcext:value-type="float">
            <text:p>2.514,58</text:p>
          </table:table-cell>
          <table:table-cell office:value-type="float" office:value="2.68" calcext:value-type="float">
            <text:p>2,68</text:p>
          </table:table-cell>
          <table:table-cell table:formula="of:=[.E76]/[.G76]" office:value-type="float" office:value="3186.15257048093" calcext:value-type="float">
            <text:p>3.186,15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54]+[.C43]+[.C28]+[.C11]" office:value-type="float" office:value="23675" calcext:value-type="float">
            <text:p>23.675,00</text:p>
          </table:table-cell>
          <table:table-cell table:style-name="ce338" table:formula="of:=[.D54]+[.D43]+[.D28]+[.D11]" office:value-type="float" office:value="11731.5972222222" calcext:value-type="float">
            <text:p>11.731,60</text:p>
          </table:table-cell>
          <table:table-cell table:style-name="ce338" table:formula="of:=[.E54]+[.E43]+[.E28]+[.E11]" office:value-type="float" office:value="9236.11111111111" calcext:value-type="float">
            <text:p>9.236,11</text:p>
          </table:table-cell>
          <table:table-cell table:style-name="ce338" table:formula="of:=[.F54]+[.F43]+[.F28]+[.F11]" office:value-type="float" office:value="2707.29166666667" calcext:value-type="float">
            <text:p>2.707,29</text:p>
          </table:table-cell>
          <table:table-cell office:value-type="float" office:value="2.95" calcext:value-type="float">
            <text:p>2,95</text:p>
          </table:table-cell>
          <table:table-cell table:formula="of:=[.E77]/[.G77]" office:value-type="float" office:value="3130.88512241055" calcext:value-type="float">
            <text:p>3.130,89</text:p>
          </table:table-cell>
          <table:table-cell/>
        </table:table-row>
        <table:table-row table:style-name="ro4">
          <table:table-cell table:number-columns-repeated="2"/>
          <table:table-cell table:formula="of:=[.C12]+[.C29]" office:value-type="float" office:value="3000" calcext:value-type="float">
            <text:p>3.000,00</text:p>
          </table:table-cell>
          <table:table-cell table:style-name="ce338" table:formula="of:=[.D12]+[.D29]" office:value-type="float" office:value="1408.33333333333" calcext:value-type="float">
            <text:p>1.408,33</text:p>
          </table:table-cell>
          <table:table-cell table:style-name="ce338" table:formula="of:=[.E12]+[.E29]" office:value-type="float" office:value="1266.66666666667" calcext:value-type="float">
            <text:p>1.266,67</text:p>
          </table:table-cell>
          <table:table-cell table:style-name="ce338" table:formula="of:=[.F12]+[.F29]" office:value-type="float" office:value="325" calcext:value-type="float">
            <text:p>325,00</text:p>
          </table:table-cell>
          <table:table-cell office:value-type="float" office:value="3.55" calcext:value-type="float">
            <text:p>3,55</text:p>
          </table:table-cell>
          <table:table-cell table:formula="of:=[.E78]/[.G78]" office:value-type="float" office:value="356.807511737089" calcext:value-type="float">
            <text:p>356,8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55]+[.C44]+[.C30]+[.C13]" office:value-type="float" office:value="24750" calcext:value-type="float">
            <text:p>24.750,00</text:p>
          </table:table-cell>
          <table:table-cell table:style-name="ce338" table:formula="of:=[.D55]+[.D44]+[.D30]+[.D13]" office:value-type="float" office:value="12174.8611111111" calcext:value-type="float">
            <text:p>12.174,86</text:p>
          </table:table-cell>
          <table:table-cell table:style-name="ce338" table:formula="of:=[.E55]+[.E44]+[.E30]+[.E13]" office:value-type="float" office:value="9765.55555555555" calcext:value-type="float">
            <text:p>9.765,56</text:p>
          </table:table-cell>
          <table:table-cell table:style-name="ce338" table:formula="of:=[.F55]+[.F44]+[.F30]+[.F13]" office:value-type="float" office:value="2809.58333333333" calcext:value-type="float">
            <text:p>2.809,58</text:p>
          </table:table-cell>
          <table:table-cell office:value-type="float" office:value="3.55" calcext:value-type="float">
            <text:p>3,55</text:p>
          </table:table-cell>
          <table:table-cell table:formula="of:=[.E79]/[.G79]" office:value-type="float" office:value="2750.8607198748" calcext:value-type="float">
            <text:p>2.750,8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56]+[.C45]+[.C31]+[.C14]" office:value-type="float" office:value="33675" calcext:value-type="float">
            <text:p>33.675,00</text:p>
          </table:table-cell>
          <table:table-cell table:style-name="ce338" table:formula="of:=[.D56]+[.D45]+[.D31]+[.D14]" office:value-type="float" office:value="16834.0972222222" calcext:value-type="float">
            <text:p>16.834,10</text:p>
          </table:table-cell>
          <table:table-cell table:style-name="ce338" table:formula="of:=[.E56]+[.E45]+[.E31]+[.E14]" office:value-type="float" office:value="12956.1111111111" calcext:value-type="float">
            <text:p>12.956,11</text:p>
          </table:table-cell>
          <table:table-cell table:style-name="ce338" table:formula="of:=[.F56]+[.F45]+[.F31]+[.F14]" office:value-type="float" office:value="3884.79166666667" calcext:value-type="float">
            <text:p>3.884,79</text:p>
          </table:table-cell>
          <table:table-cell office:value-type="float" office:value="4.6" calcext:value-type="float">
            <text:p>4,60</text:p>
          </table:table-cell>
          <table:table-cell table:formula="of:=[.E80]/[.G80]" office:value-type="float" office:value="2816.54589371981" calcext:value-type="float">
            <text:p>2.816,55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57]+[.C32]+[.C15]" office:value-type="float" office:value="34920" calcext:value-type="float">
            <text:p>34.920,00</text:p>
          </table:table-cell>
          <table:table-cell table:style-name="ce338" table:formula="of:=[.D57]+[.D32]+[.D15]" office:value-type="float" office:value="17008.3333333333" calcext:value-type="float">
            <text:p>17.008,33</text:p>
          </table:table-cell>
          <table:table-cell table:style-name="ce338" table:formula="of:=[.E57]+[.E32]+[.E15]" office:value-type="float" office:value="13986.6666666667" calcext:value-type="float">
            <text:p>13.986,67</text:p>
          </table:table-cell>
          <table:table-cell table:style-name="ce338" table:formula="of:=[.F57]+[.F32]+[.F15]" office:value-type="float" office:value="3925" calcext:value-type="float">
            <text:p>3.925,00</text:p>
          </table:table-cell>
          <table:table-cell office:value-type="float" office:value="5.82" calcext:value-type="float">
            <text:p>5,82</text:p>
          </table:table-cell>
          <table:table-cell table:formula="of:=[.E81]/[.G81]" office:value-type="float" office:value="2403.20733104238" calcext:value-type="float">
            <text:p>2.403,21</text:p>
          </table:table-cell>
          <table:table-cell/>
        </table:table-row>
        <table:table-row table:style-name="ro4">
          <table:table-cell table:style-name="ce485" office:value-type="string" calcext:value-type="string">
            <text:p>Toplam</text:p>
          </table:table-cell>
          <table:table-cell table:style-name="ce401"/>
          <table:table-cell table:style-name="ce401" table:formula="of:=SUM([.C72:.C81])" office:value-type="float" office:value="184420" calcext:value-type="float">
            <text:p>184.420,00</text:p>
          </table:table-cell>
          <table:table-cell table:style-name="ce401" table:formula="of:=SUM([.D72:.D81])" office:value-type="float" office:value="90086.3888888889" calcext:value-type="float">
            <text:p>90.086,39</text:p>
          </table:table-cell>
          <table:table-cell table:style-name="ce401" table:formula="of:=SUM([.E72:.E81])" office:value-type="float" office:value="73544.4444444444" calcext:value-type="float">
            <text:p>73.544,44</text:p>
          </table:table-cell>
          <table:table-cell table:style-name="ce401" table:formula="of:=SUM([.F72:.F81])" office:value-type="float" office:value="20789.1666666667" calcext:value-type="float">
            <text:p>20.789,17</text:p>
          </table:table-cell>
          <table:table-cell table:style-name="Default"/>
          <table:table-cell table:style-name="ce401" table:formula="of:=SUM([.H72:.H81])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 table:style-name="ce485"/>
          <table:table-cell table:style-name="ce401"/>
          <table:table-cell table:number-columns-repeated="4" table:style-name="ce407" office:value-type="string" calcext:value-type="string">
            <text:p>TL</text:p>
          </table:table-cell>
          <table:table-cell table:style-name="Default"/>
          <table:table-cell table:style-name="ce610" office:value-type="string" calcext:value-type="string">
            <text:p>usd</text:p>
          </table:table-cell>
          <table:table-cell/>
        </table:table-row>
        <table:table-row table:style-name="ro4">
          <table:table-cell table:style-name="ce485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2">
          <table:table-cell table:style-name="ce426" office:value-type="string" calcext:value-type="string">
            <text:p>2011-2019 Ali Paşa Kişi-Kiralanan Yerlere Göre Kira Geliri Toplamları</text:p>
          </table:table-cell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 table:style-name="ce485"/>
          <table:table-cell table:style-name="ce401" table:number-columns-repeated="5"/>
          <table:table-cell table:style-name="Default"/>
          <table:table-cell table:style-name="ce401"/>
          <table:table-cell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605" office:value-type="string" calcext:value-type="string">
            <text:p>Atila</text:p>
          </table:table-cell>
          <table:table-cell table:style-name="ce605" office:value-type="string" calcext:value-type="string">
            <text:p>İsmail</text:p>
          </table:table-cell>
          <table:table-cell table:style-name="ce605" office:value-type="string" calcext:value-type="string">
            <text:p>Hacı</text:p>
          </table:table-cell>
          <table:table-cell table:style-name="ce610" office:value-type="string" calcext:value-type="string">
            <text:p>Toplam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style-name="ce485" office:value-type="string" calcext:value-type="string">
            <text:p>Arka Ykm</text:p>
          </table:table-cell>
          <table:table-cell table:style-name="ce338" table:formula="of:=[.D16]" office:value-type="float" office:value="14711.6666666667" calcext:value-type="float">
            <text:p>14.711,67</text:p>
          </table:table-cell>
          <table:table-cell table:style-name="ce338" table:formula="of:=[.E16]" office:value-type="float" office:value="27160" calcext:value-type="float">
            <text:p>27.160,00</text:p>
          </table:table-cell>
          <table:table-cell table:style-name="ce338" table:formula="of:=[.F16]" office:value-type="float" office:value="3395" calcext:value-type="float">
            <text:p>3.395,00</text:p>
          </table:table-cell>
          <table:table-cell table:style-name="ce610" table:formula="of:=SUM([.E88:.G88])" office:value-type="float" office:value="45266.6666666667" calcext:value-type="float">
            <text:p>45.266,67</text:p>
          </table:table-cell>
          <table:table-cell table:style-name="ce338"/>
        </table:table-row>
        <table:table-row table:style-name="ro4">
          <table:table-cell table:number-columns-repeated="2"/>
          <table:table-cell table:style-name="Default"/>
          <table:table-cell table:style-name="ce485" office:value-type="string" calcext:value-type="string">
            <text:p>Ön Ykm</text:p>
          </table:table-cell>
          <table:table-cell table:style-name="ce338" table:formula="of:=[.D33]" office:value-type="float" office:value="49038.8888888889" calcext:value-type="float">
            <text:p>49.038,89</text:p>
          </table:table-cell>
          <table:table-cell table:style-name="ce338" table:formula="of:=[.E33]" office:value-type="float" office:value="30177.7777777778" calcext:value-type="float">
            <text:p>30.177,78</text:p>
          </table:table-cell>
          <table:table-cell table:style-name="ce338" table:formula="of:=[.F33]" office:value-type="float" office:value="11316.6666666667" calcext:value-type="float">
            <text:p>11.316,67</text:p>
          </table:table-cell>
          <table:table-cell table:style-name="ce610" table:formula="of:=SUM([.E89:.G89])" office:value-type="float" office:value="90533.3333333333" calcext:value-type="float">
            <text:p>90.533,33</text:p>
          </table:table-cell>
          <table:table-cell table:style-name="ce338"/>
        </table:table-row>
        <table:table-row table:style-name="ro4">
          <table:table-cell table:number-columns-repeated="2"/>
          <table:table-cell table:style-name="Default"/>
          <table:table-cell table:style-name="ce485" office:value-type="string" calcext:value-type="string">
            <text:p>Aygaz</text:p>
          </table:table-cell>
          <table:table-cell table:style-name="ce338" table:formula="of:=[.D46]" office:value-type="float" office:value="10237.5" calcext:value-type="float">
            <text:p>10.237,50</text:p>
          </table:table-cell>
          <table:table-cell table:style-name="ce338" table:formula="of:=[.E46]" office:value-type="float" office:value="6300" calcext:value-type="float">
            <text:p>6.300,00</text:p>
          </table:table-cell>
          <table:table-cell table:style-name="ce338" table:formula="of:=[.F46]" office:value-type="float" office:value="2362.5" calcext:value-type="float">
            <text:p>2.362,50</text:p>
          </table:table-cell>
          <table:table-cell table:style-name="ce610" table:formula="of:=SUM([.E90:.G90])" office:value-type="float" office:value="18900" calcext:value-type="float">
            <text:p>18.900,00</text:p>
          </table:table-cell>
          <table:table-cell table:style-name="ce338"/>
        </table:table-row>
        <table:table-row table:style-name="ro4">
          <table:table-cell table:number-columns-repeated="2"/>
          <table:table-cell table:style-name="Default"/>
          <table:table-cell table:style-name="ce485" office:value-type="string" calcext:value-type="string">
            <text:p>Milangaz</text:p>
          </table:table-cell>
          <table:table-cell table:style-name="ce338" table:formula="of:=[.D58]" office:value-type="float" office:value="16098.3333333333" calcext:value-type="float">
            <text:p>16.098,33</text:p>
          </table:table-cell>
          <table:table-cell table:style-name="ce338" table:formula="of:=[.E58]" office:value-type="float" office:value="9906.66666666667" calcext:value-type="float">
            <text:p>9.906,67</text:p>
          </table:table-cell>
          <table:table-cell table:style-name="ce338" table:formula="of:=[.F58]" office:value-type="float" office:value="3715" calcext:value-type="float">
            <text:p>3.715,00</text:p>
          </table:table-cell>
          <table:table-cell table:style-name="ce610" table:formula="of:=SUM([.E91:.G91])" office:value-type="float" office:value="29720" calcext:value-type="float">
            <text:p>29.720,00</text:p>
          </table:table-cell>
          <table:table-cell table:style-name="ce338"/>
        </table:table-row>
        <table:table-row table:style-name="ro4">
          <table:table-cell table:number-columns-repeated="2"/>
          <table:table-cell table:style-name="Default"/>
          <table:table-cell table:style-name="ce284" office:value-type="string" calcext:value-type="string">
            <text:p>Toplam</text:p>
          </table:table-cell>
          <table:table-cell table:style-name="ce479" table:formula="of:=SUM([.E88:.E91])" office:value-type="float" office:value="90086.3888888889" calcext:value-type="float">
            <text:p>90.086,39</text:p>
          </table:table-cell>
          <table:table-cell table:style-name="ce479" table:formula="of:=SUM([.F88:.F91])" office:value-type="float" office:value="73544.4444444444" calcext:value-type="float">
            <text:p>73.544,44</text:p>
          </table:table-cell>
          <table:table-cell table:style-name="ce479" table:formula="of:=SUM([.G88:.G91])" office:value-type="float" office:value="20789.1666666667" calcext:value-type="float">
            <text:p>20.789,17</text:p>
          </table:table-cell>
          <table:table-cell table:style-name="ce610" table:formula="of:=SUM([.E92:.G92])" office:value-type="float" office:value="184420" calcext:value-type="float">
            <text:p>184.420,00</text:p>
          </table:table-cell>
          <table:table-cell table:style-name="ce338"/>
        </table:table-row>
        <table:table-row table:style-name="ro4">
          <table:table-cell table:number-columns-repeated="2"/>
          <table:table-cell table:style-name="Default"/>
          <table:table-cell table:style-name="ce284" office:value-type="string" calcext:value-type="string">
            <text:p>% Toplam</text:p>
          </table:table-cell>
          <table:table-cell table:style-name="ce618" table:formula="of:=[.E92]/[.H92]" office:value-type="float" office:value="0.488484919688151" calcext:value-type="float">
            <text:p>0,488</text:p>
          </table:table-cell>
          <table:table-cell table:style-name="ce618" table:formula="of:=[.F92]/[.H92]" office:value-type="float" office:value="0.398787791153044" calcext:value-type="float">
            <text:p>0,399</text:p>
          </table:table-cell>
          <table:table-cell table:style-name="ce618" table:formula="of:=[.G92]/[.H92]" office:value-type="float" office:value="0.112727289158804" calcext:value-type="float">
            <text:p>0,113</text:p>
          </table:table-cell>
          <table:table-cell table:style-name="ce407" office:value-type="string" calcext:value-type="string">
            <text:p>TL</text:p>
          </table:table-cell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'file:///home/murat/depolnx/hes2018/Account/2019/2019%20D%C4%9E%C5%9E.ods'#DĞŞ" table:print="false" table:style-name="ta_extref">
        <table:table-source xlink:type="simple" xlink:href="../2019%20D%C4%9E%C5%9E.ods" table:table-name="DĞŞ" table:filter-name="calc8" table:mode="copy-results-only"/>
        <table:table-column table:number-columns-repeated="5"/>
        <table:table-row table:number-rows-repeated="18">
          <table:table-cell table:number-columns-repeated="5"/>
        </table:table-row>
        <table:table-row>
          <table:table-cell table:number-columns-repeated="4"/>
          <table:table-cell table:style-name="ce1" office:value-type="float" office:value="-127763.67">
            <text:p>-127763.67</text:p>
          </table:table-cell>
        </table:table-row>
      </table:table>
      <table:table table:name="'file:///home/murat/depolnx/hes2018/Account/2019/2019%20D%C4%9E%C5%9E.ods'#FB_hc" table:print="false" table:style-name="ta_extref">
        <table:table-source xlink:type="simple" xlink:href="../2019%20D%C4%9E%C5%9E.ods" table:table-name="FB_hc" table:filter-name="calc8" table:mode="copy-results-only"/>
        <table:table-column table:number-columns-repeated="6"/>
        <table:table-row table:number-rows-repeated="34">
          <table:table-cell table:number-columns-repeated="6"/>
        </table:table-row>
        <table:table-row>
          <table:table-cell table:number-columns-repeated="5"/>
          <table:table-cell table:style-name="ce1" office:value-type="float" office:value="115393.674788464">
            <text:p>115393.674788464</text:p>
          </table:table-cell>
        </table:table-row>
      </table:table>
      <table:table table:name="'file:///home/murat/depolnx/hes2018/Account/2019/2019%20D%C4%9E%C5%9E.ods'#AP GNL" table:print="false" table:style-name="ta_extref">
        <table:table-source xlink:type="simple" xlink:href="../2019%20D%C4%9E%C5%9E.ods" table:table-name="AP GNL" table:filter-name="calc8" table:mode="copy-results-only"/>
        <table:table-column table:number-columns-repeated="8"/>
        <table:table-row table:number-rows-repeated="81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5"/>
          <table:table-cell table:style-name="ce1" office:value-type="float" office:value="73544.4444444444">
            <text:p>73544.4444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1:48:17.23627394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6T14:05:35.783302444</dc:date>
    <meta:editing-duration>P2DT2H27M16S</meta:editing-duration>
    <meta:editing-cycles>123</meta:editing-cycles>
    <meta:generator>LibreOffice/6.1.5.2$Linux_X86_64 LibreOffice_project/10$Build-2</meta:generator>
    <meta:document-statistic meta:table-count="12" meta:cell-count="4988" meta:object-count="0"/>
  </office:meta>
</office:document-meta>
</file>